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cm" draw:fill-color="#00ff00" fo:padding-top="-0.045cm" fo:padding-bottom="-0.045cm" fo:padding-left="-0.045cm" fo:padding-right="-0.045cm"/>
    </style:style>
    <style:style style:name="gr4" style:family="graphic" style:parent-style-name="standard">
      <style:graphic-properties svg:stroke-width="0.01cm" draw:fill-color="#ffff00" fo:padding-top="-0.045cm" fo:padding-bottom="-0.045cm" fo:padding-left="-0.045cm" fo:padding-right="-0.045cm"/>
    </style:style>
    <style:style style:name="gr5" style:family="graphic" style:parent-style-name="standard">
      <style:graphic-properties svg:stroke-width="0.01cm" draw:fill-color="#ffffff" fo:padding-top="-0.045cm" fo:padding-bottom="-0.045cm" fo:padding-left="-0.045cm" fo:padding-right="-0.045cm"/>
    </style:style>
    <style:style style:name="gr6" style:family="graphic" style:parent-style-name="standard">
      <style:graphic-properties svg:stroke-width="0.01cm" draw:fill-color="#999999" fo:padding-top="-0.045cm" fo:padding-bottom="-0.045cm" fo:padding-left="-0.045cm" fo:padding-right="-0.045cm"/>
    </style:style>
    <style:style style:name="gr7" style:family="graphic" style:parent-style-name="standard">
      <style:graphic-properties draw:stroke="none" draw:fill="none" draw:textarea-horizontal-align="center" draw:textarea-vertical-align="middle" draw:auto-grow-width="true" fo:min-height="0.87cm" fo:min-width="0.638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0.507cm"/>
          <draw:glue-point draw:id="6" svg:x="0cm" svg:y="-2.246cm"/>
          <draw:rect draw:style-name="gr1" draw:layer="layout" svg:width="0.435cm" svg:height="1.014cm" svg:x="0.087cm" svg:y="0cm">
            <text:p/>
          </draw:rect>
          <draw:rect draw:style-name="gr2" draw:layer="layout" svg:width="0.348cm" svg:height="0.116cm" svg:x="0.13cm" svg:y="0.061cm">
            <text:p/>
          </draw:rect>
          <draw:rect draw:style-name="gr2" draw:layer="layout" svg:width="0.348cm" svg:height="0.116cm" svg:x="0.13cm" svg:y="0.177cm">
            <text:p/>
          </draw:rect>
          <draw:rect draw:style-name="gr2" draw:layer="layout" svg:width="0.348cm" svg:height="0.116cm" svg:x="0.13cm" svg:y="0.293cm">
            <text:p/>
          </draw:rect>
          <draw:rect draw:style-name="gr2" draw:layer="layout" svg:width="0.348cm" svg:height="0.116cm" svg:x="0.13cm" svg:y="0.409cm">
            <text:p/>
          </draw:rect>
          <draw:rect draw:style-name="gr2" draw:layer="layout" svg:width="0.217cm" svg:height="0.07cm" svg:x="0.13cm" svg:y="0.548cm">
            <text:p/>
          </draw:rect>
          <draw:circle draw:style-name="gr3" draw:layer="layout" svg:width="0.03cm" svg:height="0.03cm" svg:x="0.441cm" svg:y="0.544cm">
            <text:p/>
          </draw:circle>
          <draw:circle draw:style-name="gr4" draw:layer="layout" svg:width="0.03cm" svg:height="0.03cm" svg:x="0.441cm" svg:y="0.591cm">
            <text:p/>
          </draw:circle>
          <draw:rect draw:style-name="gr5" draw:layer="layout" svg:width="0.052cm" svg:height="0.046cm" svg:x="0.37cm" svg:y="0.571cm">
            <text:p/>
          </draw:rect>
          <draw:path draw:style-name="gr2" draw:layer="layout" svg:width="0.174cm" svg:height="0.254cm" svg:x="0.159cm" svg:y="0.71cm" svg:viewBox="0 0 175 255" svg:d="m0 0v255m87-255v255m88-255v255">
            <text:p/>
          </draw:path>
          <draw:path draw:style-name="gr2" draw:layer="layout" svg:width="0.174cm" svg:height="0.254cm" svg:x="0.377cm" svg:y="0.71cm" svg:viewBox="0 0 175 255" svg:d="m0 0v255m87-255v255m88-255v255">
            <text:p/>
          </draw:path>
          <draw:polygon draw:style-name="gr6" draw:layer="layout" svg:width="0.638cm" svg:height="0.174cm" svg:x="0cm" svg:y="0.928cm" svg:viewBox="0 0 639 175" draw:points="0,175 87,0 87,87 522,87 522,0 639,175">
            <text:p/>
          </draw:polygon>
          <draw:frame draw:style-name="gr7" draw:layer="layout" svg:width="0.638cm" svg:height="1.025cm" svg:x="0cm" svg:y="1.05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General Computer (Tower)</dc:title>
    <meta:creation-date>2011-02-07T17:11:58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